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600000276E3D58F6B456A8748.png" manifest:media-type="image/png"/>
  <manifest:file-entry manifest:full-path="Pictures/10000201000001400000007CCE2FEC4CFD5D0AC0.png" manifest:media-type="image/png"/>
  <manifest:file-entry manifest:full-path="Pictures/10000201000002760000027628C81BEBD9723791.png" manifest:media-type="image/png"/>
  <manifest:file-entry manifest:full-path="Pictures/10000201000002760000027610FF004D421F3311.png" manifest:media-type="image/png"/>
  <manifest:file-entry manifest:full-path="Pictures/100000000000002000000020B2FF2A327EABC87D.png" manifest:media-type="image/png"/>
  <manifest:file-entry manifest:full-path="Pictures/10000201000002760000027633B04154C4CF5514.png" manifest:media-type="image/png"/>
  <manifest:file-entry manifest:full-path="Pictures/100002010000027600000276865185CD59E6112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ROTUS">
      <style:graphic-properties draw:textarea-vertical-align="middl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094cm" fo:min-width="4.681cm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094cm" fo:min-width="5.124cm"/>
    </style:style>
    <style:style style:name="gr5" style:family="graphic" style:parent-style-name="normalus">
      <style:graphic-properties fo:min-height="1.094cm" fo:min-width="4.681cm"/>
    </style:style>
    <style:style style:name="gr6" style:family="graphic" style:parent-style-name="normalus">
      <style:graphic-properties fo:min-height="1.275cm" fo:min-width="5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275cm" fo:min-width="5.128cm"/>
    </style:style>
    <style:style style:name="gr8" style:family="graphic" style:parent-style-name="normalus">
      <style:graphic-properties fo:min-height="1.275cm" fo:min-width="4.834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887cm" fo:min-width="3.821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0.579cm" fo:min-width="5.216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094cm" fo:min-width="4.768cm"/>
    </style:style>
    <style:style style:name="gr12" style:family="graphic" style:parent-style-name="GRÜNUS">
      <style:graphic-properties draw:fill="non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6pt"/>
    </style:style>
    <style:style style:name="P3" style:family="paragraph">
      <loext:graphic-properties draw:fill="none"/>
    </style:style>
    <style:style style:name="T1" style:family="text">
      <style:text-properties fo:font-size="16pt" style:font-size-asian="20pt" style:font-size-complex="20pt"/>
    </style:style>
    <style:style style:name="T2" style:family="text">
      <style:text-properties style:font-size-asian="20pt" style:font-size-complex="20pt"/>
    </style:style>
    <style:style style:name="T3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AUUS" draw:layer="layout" draw:type="line" svg:x1="22.336cm" svg:y1="4.308cm" svg:x2="18.78cm" svg:y2="8.366cm" draw:start-shape="id1" draw:end-shape="id2" svg:d="M22336 4308l-3556 4058" svg:viewBox="0 0 3557 4059">
          <text:p/>
        </draw:connector>
        <draw:connector draw:style-name="GRAUUS" draw:layer="layout" draw:type="line" svg:x1="18.78cm" svg:y1="8.366cm" svg:x2="22.082cm" svg:y2="12.43cm" draw:start-shape="id2" draw:end-shape="id3" draw:end-glue-point="3" svg:d="M18780 8366l3302 4064" svg:viewBox="0 0 3303 4065">
          <text:p/>
        </draw:connector>
        <draw:connector draw:style-name="GRAUUS" draw:layer="layout" draw:type="line" svg:x1="13.065cm" svg:y1="8.366cm" svg:x2="7.611cm" svg:y2="4.943cm" draw:start-shape="id2" draw:end-shape="id4" svg:d="M13065 8366l-5454-3423" svg:viewBox="0 0 5455 3424">
          <text:p/>
        </draw:connector>
        <draw:connector draw:style-name="GRAUUS" draw:layer="layout" draw:type="line" svg:x1="7.833cm" svg:y1="7.648cm" svg:x2="13.065cm" svg:y2="8.366cm" draw:start-shape="id5" draw:start-glue-point="1" draw:end-shape="id2" svg:d="M7833 7648l5232 718" svg:viewBox="0 0 5233 719">
          <text:p/>
        </draw:connector>
        <draw:connector draw:style-name="GRAUUS" draw:layer="layout" draw:type="line" svg:x1="7.833cm" svg:y1="13.059cm" svg:x2="13.065cm" svg:y2="8.366cm" draw:start-shape="id6" draw:start-glue-point="1" draw:end-shape="id2" svg:d="M7833 13059l5232-4693" svg:viewBox="0 0 5233 4694">
          <text:p/>
        </draw:connector>
        <draw:connector draw:style-name="GRAUUS" draw:layer="layout" draw:type="line" svg:x1="7.833cm" svg:y1="10.354cm" svg:x2="13.065cm" svg:y2="8.366cm" draw:start-shape="id7" draw:end-shape="id2" svg:d="M7833 10354l5232-1988" svg:viewBox="0 0 5233 1989">
          <text:p/>
        </draw:connector>
        <draw:connector draw:style-name="GRAUUS" draw:layer="layout" draw:type="line" svg:x1="18.78cm" svg:y1="8.366cm" svg:x2="22.336cm" svg:y2="7.426cm" draw:start-shape="id2" draw:start-glue-point="1" draw:end-shape="id8" svg:d="M18780 8366l3556-940" svg:viewBox="0 0 3557 941">
          <text:p/>
        </draw:connector>
        <draw:connector draw:style-name="gr1" draw:text-style-name="P1" draw:layer="layout" draw:type="curve" svg:x1="18.653cm" svg:y1="3.8cm" svg:x2="22.336cm" svg:y2="4.308cm" draw:start-shape="id9" draw:end-shape="id1" svg:d="M18653 3800c2763 0 922 508 3683 508" svg:viewBox="0 0 3684 509">
          <text:p/>
        </draw:connector>
        <draw:connector draw:style-name="gr1" draw:text-style-name="P1" draw:layer="layout" draw:type="curve" svg:x1="18.653cm" svg:y1="3.8cm" svg:x2="22.336cm" svg:y2="7.426cm" draw:start-shape="id9" draw:end-shape="id10" svg:d="M18653 3800c2763 0 922 3626 3683 3626" svg:viewBox="0 0 3684 3627">
          <text:p/>
        </draw:connector>
        <draw:connector draw:style-name="gr1" draw:text-style-name="P1" draw:layer="layout" draw:type="curve" svg:x1="12.938cm" svg:y1="3.8cm" svg:x2="7.833cm" svg:y2="7.648cm" draw:start-shape="id9" draw:end-shape="id5" svg:d="M12938 3800c-3829 0-1277 3848-5105 3848" svg:viewBox="0 0 5106 3849">
          <text:p/>
        </draw:connector>
        <draw:connector draw:style-name="gr1" draw:text-style-name="P1" draw:layer="layout" draw:type="curve" svg:x1="12.938cm" svg:y1="3.8cm" svg:x2="7.833cm" svg:y2="13.059cm" draw:start-shape="id9" draw:end-shape="id6" draw:end-glue-point="1" svg:d="M12938 3800c-3829 0-1277 9259-5105 9259" svg:viewBox="0 0 5106 9260">
          <text:p/>
        </draw:connector>
        <draw:connector draw:style-name="gr1" draw:text-style-name="P1" draw:layer="layout" draw:type="curve" svg:x1="12.938cm" svg:y1="3.8cm" svg:x2="7.833cm" svg:y2="10.354cm" draw:start-shape="id9" draw:end-shape="id7" draw:end-glue-point="1" svg:d="M12938 3800c-3829 0-1277 6554-5105 6554" svg:viewBox="0 0 5106 6555">
          <text:p/>
        </draw:connector>
        <draw:connector draw:style-name="gr1" draw:text-style-name="P1" draw:layer="layout" draw:type="curve" svg:x1="12.938cm" svg:y1="3.8cm" svg:x2="7.611cm" svg:y2="4.943cm" draw:start-shape="id9" draw:start-glue-point="3" draw:end-shape="id4" draw:end-glue-point="1" svg:d="M12938 3800c-3994 0-1331 1143-5327 1143" svg:viewBox="0 0 5328 1144">
          <text:p/>
        </draw:connector>
        <draw:connector draw:style-name="GRÜNUS" draw:layer="layout" draw:type="curve" svg:x1="18.399cm" svg:y1="13.568cm" svg:x2="22.336cm" svg:y2="7.426cm" draw:start-shape="id11" draw:start-glue-point="1" draw:end-shape="id10" draw:end-glue-point="3" svg:d="M18399 13568c2953 0 985-6142 3937-6142" svg:viewBox="0 0 3938 6143">
          <text:p/>
        </draw:connector>
        <draw:connector draw:style-name="GRÜNUS" draw:layer="layout" draw:type="curve" svg:x1="18.399cm" svg:y1="13.568cm" svg:x2="22.082cm" svg:y2="12.684cm" draw:start-shape="id11" draw:start-glue-point="1" draw:end-shape="id3" draw:end-glue-point="6" svg:d="M18399 13568c2763 0 922-884 3683-884" svg:viewBox="0 0 3684 885">
          <text:p/>
        </draw:connector>
        <draw:connector draw:style-name="GRÜNUS" draw:layer="layout" draw:type="curve" svg:x1="18.399cm" svg:y1="13.379cm" svg:x2="22.336cm" svg:y2="4.308cm" draw:start-shape="id11" draw:start-glue-point="9" draw:end-shape="id1" svg:d="M18399 13379c2953 0 985-9071 3937-9071" svg:viewBox="0 0 3938 9072">
          <text:p/>
        </draw:connector>
        <draw:connector draw:style-name="GRÜNUS" draw:layer="layout" draw:type="curve" svg:x1="16.049cm" svg:y1="14.325cm" svg:x2="9.235cm" svg:y2="17.637cm" draw:start-shape="id11" draw:start-glue-point="2" draw:end-shape="id12" svg:d="M16049 14325c0 2485-6814 830-6814 3312" svg:viewBox="0 0 6815 3313">
          <text:p/>
        </draw:connector>
        <draw:connector draw:style-name="GRÜNUS" draw:layer="layout" draw:type="curve" svg:x1="16.049cm" svg:y1="14.325cm" svg:x2="15.224cm" svg:y2="17.637cm" draw:start-shape="id11" draw:start-glue-point="2" draw:end-shape="id13" svg:d="M16049 14325c0 2485-825 830-825 3312" svg:viewBox="0 0 826 3313">
          <text:p/>
        </draw:connector>
        <draw:g>
          <draw:custom-shape draw:style-name="gr2" draw:text-style-name="P2" xml:id="id4" draw:id="id4" draw:layer="layout" svg:width="5.628cm" svg:height="1.79cm" svg:x="1.983cm" svg:y="4.048cm">
            <text:p text:style-name="P1"><text:span text:style-name="T1">anno-server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2.026cm" svg:y="4.556cm">
            <draw:image xlink:href="Pictures/10000201000001400000007CCE2FEC4CFD5D0AC0.png" xlink:type="simple" xlink:show="embed" xlink:actuate="onLoad">
              <text:p/>
            </draw:image>
          </draw:frame>
        </draw:g>
        <draw:g>
          <draw:custom-shape draw:style-name="gr4" draw:text-style-name="P2" xml:id="id5" draw:id="id5" draw:layer="layout" svg:width="6.071cm" svg:height="1.79cm" svg:x="1.762cm" svg:y="6.753cm">
            <text:p text:style-name="P1"><text:span text:style-name="T1">an</text:span><text:span text:style-name="T1">no-</text:span><text:span text:style-name="T1">sto</text:span><text:span text:style-name="T1">re-</text:span><text:span text:style-name="T1">mo</text:span><text:span text:style-name="T1">ng</text:span><text:span text:style-name="T1">od</text:span><text:span text:style-name="T1">b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1.794cm" svg:y="7.244cm">
            <draw:image xlink:href="Pictures/10000201000001400000007CCE2FEC4CFD5D0AC0.png" xlink:type="simple" xlink:show="embed" xlink:actuate="onLoad">
              <text:p/>
            </draw:image>
          </draw:frame>
        </draw:g>
        <draw:g>
          <draw:custom-shape draw:style-name="gr4" draw:text-style-name="P2" xml:id="id7" draw:id="id7" draw:layer="layout" svg:width="6.071cm" svg:height="1.79cm" svg:x="1.762cm" svg:y="9.459cm">
            <text:p text:style-name="P1"><text:span text:style-name="T1">anno-mw-acl-static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1.811cm" svg:y="9.96cm">
            <draw:image xlink:href="Pictures/10000201000001400000007CCE2FEC4CFD5D0AC0.png" xlink:type="simple" xlink:show="embed" xlink:actuate="onLoad">
              <text:p/>
            </draw:image>
          </draw:frame>
        </draw:g>
        <draw:g>
          <draw:custom-shape draw:style-name="gr4" draw:text-style-name="P2" xml:id="id6" draw:id="id6" draw:layer="layout" svg:width="6.071cm" svg:height="1.79cm" svg:x="1.762cm" svg:y="12.164cm">
            <text:p text:style-name="P1"><text:span text:style-name="T1">anno-mw-user-</text:span><text:span text:style-name="T1">static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1.764cm" svg:y="12.639cm">
            <draw:image xlink:href="Pictures/10000201000001400000007CCE2FEC4CFD5D0AC0.png" xlink:type="simple" xlink:show="embed" xlink:actuate="onLoad">
              <text:p/>
            </draw:image>
          </draw:frame>
        </draw:g>
        <draw:g>
          <draw:custom-shape draw:style-name="gr2" draw:text-style-name="P2" xml:id="id1" draw:id="id1" draw:layer="layout" svg:width="5.628cm" svg:height="1.79cm" svg:x="22.336cm" svg:y="3.413cm">
            <text:p text:style-name="P1"><text:span text:style-name="T1">anno-queries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22.376cm" svg:y="3.933cm">
            <draw:image xlink:href="Pictures/10000201000001400000007CCE2FEC4CFD5D0AC0.png" xlink:type="simple" xlink:show="embed" xlink:actuate="onLoad">
              <text:p/>
            </draw:image>
          </draw:frame>
        </draw:g>
        <draw:g xml:id="id10" draw:id="id10">
          <draw:custom-shape draw:style-name="gr5" xml:id="id8" draw:id="id8" draw:layer="layout" svg:width="5.628cm" svg:height="1.79cm" svg:x="22.336cm" svg:y="6.531cm">
            <text:p>anno-schema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22.387cm" svg:y="6.982cm">
            <draw:image xlink:href="Pictures/10000201000001400000007CCE2FEC4CFD5D0AC0.png" xlink:type="simple" xlink:show="embed" xlink:actuate="onLoad">
              <text:p/>
            </draw:image>
          </draw:frame>
        </draw:g>
        <draw:g>
          <draw:custom-shape draw:style-name="gr6" xml:id="id3" draw:id="id3" draw:layer="layout" svg:width="6.008cm" svg:height="2.032cm" svg:x="22.082cm" svg:y="11.414cm">
            <text:p><text:span text:style-name="T2">anno-store-http</text:span>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22.209cm" svg:y="11.992cm">
            <draw:image xlink:href="Pictures/10000201000001400000007CCE2FEC4CFD5D0AC0.png" xlink:type="simple" xlink:show="embed" xlink:actuate="onLoad">
              <text:p/>
            </draw:image>
          </draw:frame>
        </draw:g>
        <draw:g>
          <draw:custom-shape draw:style-name="gr7" draw:text-style-name="P2" xml:id="id12" draw:id="id12" draw:layer="layout" svg:width="6.136cm" svg:height="2.032cm" svg:x="6.167cm" svg:y="17.637cm">
            <text:p text:style-name="P1"><text:span text:style-name="T3"><text:a xlink:href="http://gitlab.ub.uni-heidelberg.de/Webservices/semtonotes-utils" xlink:type="simple">semtonotes-utils</text:a>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6.218cm" svg:y="18.215cm">
            <draw:image xlink:href="Pictures/10000201000001400000007CCE2FEC4CFD5D0AC0.png" xlink:type="simple" xlink:show="embed" xlink:actuate="onLoad">
              <text:p/>
            </draw:image>
          </draw:frame>
          <draw:frame draw:style-name="gr3" draw:text-style-name="P3" draw:layer="layout" svg:width="0.895cm" svg:height="0.895cm" svg:x="7.477cm" svg:y="17.637cm">
            <draw:image xlink:href="Pictures/100002010000027600000276865185CD59E6112D.png" xlink:type="simple" xlink:show="embed" xlink:actuate="onLoad">
              <text:p/>
            </draw:image>
          </draw:frame>
        </draw:g>
        <draw:g>
          <draw:custom-shape draw:style-name="gr8" xml:id="id13" draw:id="id13" draw:layer="layout" svg:width="5.842cm" svg:height="2.032cm" svg:x="12.303cm" svg:y="17.637cm">
            <text:p><text:span text:style-name="T2"><text:a xlink:href="http://gitlab.ub.uni-heidelberg.de/Webservices/semtonotes-client" xlink:type="simple">semtonotes-client</text:a>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0.803cm" svg:height="0.311cm" svg:x="12.478cm" svg:y="18.215cm">
            <draw:image xlink:href="Pictures/10000201000001400000007CCE2FEC4CFD5D0AC0.png" xlink:type="simple" xlink:show="embed" xlink:actuate="onLoad">
              <text:p/>
            </draw:image>
          </draw:frame>
          <draw:frame draw:style-name="gr3" draw:text-style-name="P3" draw:layer="layout" svg:width="0.895cm" svg:height="0.895cm" svg:x="13.694cm" svg:y="17.637cm">
            <draw:image xlink:href="Pictures/10000201000002760000027633B04154C4CF5514.png" xlink:type="simple" xlink:show="embed" xlink:actuate="onLoad">
              <text:p/>
            </draw:image>
          </draw:frame>
        </draw:g>
        <draw:g xml:id="id17" draw:id="id17">
          <draw:custom-shape draw:style-name="gr9" draw:text-style-name="P2" xml:id="id11" draw:id="id11" draw:layer="layout" svg:width="4.699cm" svg:height="1.514cm" svg:x="13.7cm" svg:y="12.811cm">
            <text:p text:style-name="P1"><text:span text:style-name="T1"><text:a xlink:href="https://gitlab.ub.uni-heidelberg.de/Webservices/anno-frontend" xlink:type="simple">anno-frontend</text:a></text:span></text:p>
  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0.895cm" svg:height="0.895cm" svg:x="13.821cm" svg:y="12.557cm">
            <draw:image xlink:href="Pictures/10000201000002760000027633B04154C4CF5514.png" xlink:type="simple" xlink:show="embed" xlink:actuate="onLoad">
              <text:p/>
            </draw:image>
          </draw:frame>
        </draw:g>
        <draw:g>
          <draw:custom-shape draw:style-name="gr10" draw:text-style-name="P2" xml:id="id2" draw:id="id2" draw:layer="layout" svg:width="5.715cm" svg:height="1.778cm" svg:x="13.065cm" svg:y="7.477cm">
            <text:p text:style-name="P1"><text:span text:style-name="T1"><text:a xlink:href="http://gitlab.ub.uni-heidelberg.de/Webservices/anno-common" xlink:type="simple">anno-common</text:a></text:span></text:p>
            <draw:enhanced-geometry svg:viewBox="0 0 88 21600" draw:glue-points="44 ?f6 44 0 0 10800 44 21600 88 10800" draw:text-areas="0 ?f6 88 ?f3" draw:type="can" draw:modifiers="7685.6661045531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text-style-name="P3" draw:layer="layout" svg:width="0.895cm" svg:height="0.895cm" svg:x="13.319cm" svg:y="7.604cm">
            <draw:image xlink:href="Pictures/10000201000002760000027610FF004D421F3311.png" xlink:type="simple" xlink:show="embed" xlink:actuate="onLoad">
              <text:p/>
            </draw:image>
          </draw:frame>
        </draw:g>
        <draw:g xml:id="id15" draw:id="id15">
          <draw:custom-shape draw:style-name="gr11" draw:text-style-name="P2" xml:id="id9" draw:id="id9" draw:layer="layout" svg:width="5.715cm" svg:height="1.79cm" svg:x="12.938cm" svg:y="2.905cm">
            <text:p text:style-name="P1"><text:span text:style-name="T1"><text:a xlink:href="https://gitlab.ub.uni-heidelberg.de/Webservices/anno-backend-ubhd" xlink:type="simple">anno-backend-ubhd</text:a></text:span></text:p>
            <draw:enhanced-geometry svg:viewBox="0 0 21600 21600" draw:mirror-vertical="false" draw:mirror-horizont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0.895cm" svg:height="0.895cm" svg:x="13.186cm" svg:y="2.778cm">
            <draw:image xlink:href="Pictures/10000201000002760000027628C81BEBD9723791.png" xlink:type="simple" xlink:show="embed" xlink:actuate="onLoad">
              <text:p/>
            </draw:image>
          </draw:frame>
        </draw:g>
        <draw:g xml:id="id14" draw:id="id14">
          <draw:custom-shape draw:style-name="gr7" draw:text-style-name="P2" draw:layer="layout" svg:width="6.136cm" svg:height="2.032cm" svg:x="18.259cm" svg:y="17.61cm">
            <text:p text:style-name="P1"><text:span text:style-name="T3"><text:a xlink:href="http://gitlab.ub.uni-heidelberg.de/Webservices/semtonotes-editor" xlink:type="simple">semtonotes-editor</text:a>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18.31cm" svg:y="18.188cm">
            <draw:image xlink:href="Pictures/10000201000001400000007CCE2FEC4CFD5D0AC0.png" xlink:type="simple" xlink:show="embed" xlink:actuate="onLoad">
              <text:p/>
            </draw:image>
          </draw:frame>
          <draw:frame draw:style-name="gr3" draw:text-style-name="P3" draw:layer="layout" svg:width="0.895cm" svg:height="0.895cm" svg:x="19.569cm" svg:y="17.61cm">
            <draw:image xlink:href="Pictures/100002010000027600000276E3D58F6B456A8748.png" xlink:type="simple" xlink:show="embed" xlink:actuate="onLoad">
              <text:p/>
            </draw:image>
          </draw:frame>
        </draw:g>
        <draw:connector draw:style-name="gr12" draw:text-style-name="P3" draw:layer="layout" draw:type="curve" svg:x1="16.049cm" svg:y1="14.325cm" svg:x2="21.327cm" svg:y2="17.61cm" draw:start-shape="id11" draw:end-shape="id14" draw:end-glue-point="0" svg:d="M16049 14325c0 2464 5278 822 5278 3285" svg:viewBox="0 0 5279 3286">
          <text:p/>
        </draw:connector>
        <draw:g xml:id="id16" draw:id="id16">
          <draw:custom-shape draw:style-name="gr5" draw:layer="layout" svg:width="5.628cm" svg:height="1.79cm" svg:x="22.296cm" svg:y="9.128cm">
            <text:p>envyconf</text:p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3" draw:text-style-name="P3" draw:layer="layout" svg:width="1.132cm" svg:height="0.438cm" svg:x="22.347cm" svg:y="9.579cm">
            <draw:image xlink:href="Pictures/10000201000001400000007CCE2FEC4CFD5D0AC0.png" xlink:type="simple" xlink:show="embed" xlink:actuate="onLoad">
              <text:p/>
            </draw:image>
          </draw:frame>
        </draw:g>
        <draw:connector draw:style-name="ROTUS" draw:layer="layout" draw:type="curve" svg:x1="18.653cm" svg:y1="3.736cm" svg:x2="22.296cm" svg:y2="10.023cm" draw:start-shape="id15" draw:end-shape="id16" svg:d="M18653 3736c2733 0 912 6287 3643 6287" svg:viewBox="0 0 3644 6288">
          <text:p/>
        </draw:connector>
        <draw:connector draw:style-name="gr12" draw:text-style-name="P3" draw:layer="layout" draw:type="curve" svg:x1="18.399cm" svg:y1="13.441cm" svg:x2="22.296cm" svg:y2="10.023cm" draw:start-shape="id17" draw:end-shape="id16" draw:end-glue-point="3" svg:d="M18399 13441c2923 0 975-3418 3897-3418" svg:viewBox="0 0 3898 34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094cm" fo:min-width="4.681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OTUS" style:family="graphic" style:parent-style-name="standard">
      <style:graphic-properties draw:stroke-dash="Dashed_20__28_var_29__20_4" svg:stroke-width="0.152cm" svg:stroke-color="#c5000b" draw:marker-start-width="0.432cm" draw:marker-end="Arrow" draw:marker-end-width="0.508cm" svg:stroke-opacity="50%" draw:fill-gradient-name="Gradient_20_4" draw:fill-hatch-name="Hatching_20_1" draw:fill-image-name="Bitmap_20_1"/>
    </style:style>
    <style:style style:name="GRÜNUS" style:family="graphic">
      <style:graphic-properties svg:stroke-width="0.203cm" svg:stroke-color="#006633" draw:marker-start-width="0.508cm" draw:marker-end="Arrow" draw:marker-end-width="0.508cm" svg:stroke-opacity="50%" draw:textarea-vertical-align="middle"/>
      <style:paragraph-properties fo:text-align="center"/>
    </style:style>
    <style:style style:name="normalus" style:family="graphic" style:parent-style-name="standard">
      <style:graphic-properties draw:fill-color="#eeeeee" draw:textarea-horizontal-align="justify" draw:textarea-vertical-align="middle" draw:auto-grow-height="false" fo:min-height="1.094cm" fo:min-width="4.681cm"/>
      <style:paragraph-properties fo:text-align="center"/>
      <style:text-properties fo:font-size="16pt"/>
    </style:style>
    <style:style style:name="GRAUUS" style:family="graphic" style:parent-style-name="standard">
      <style:graphic-properties draw:stroke="dash" draw:stroke-dash="_33__20_Dashes_20_3_20_Dots_20__28_var_29_" svg:stroke-width="0.076cm" svg:stroke-color="#000000" draw:marker-start-width="0.305cm" draw:marker-end-width="0.381cm" svg:stroke-opacity="50%" draw:fill-gradient-name="Gradient_20_3" draw:fill-hatch-name="Hatching_20_1" draw:fill-image-name="Bitmap_20_1" fo:padding-top="0.067cm" fo:padding-bottom="0.067cm" fo:padding-left="0.192cm" fo:padding-right="0.192cm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5:01:47.998772014</meta:creation-date>
    <dc:date>2017-05-17T14:18:58.022814912</dc:date>
    <meta:editing-duration>PT47M13S</meta:editing-duration>
    <meta:editing-cycles>18</meta:editing-cycles>
    <meta:generator>LibreOffice/5.1.6.2$Linux_X86_64 LibreOffice_project/10m0$Build-2</meta:generator>
    <meta:document-statistic meta:object-count="66"/>
  </office:meta>
</office:document-meta>
</file>